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CDCDCD" style:vertical-align="top" fo:wrap-option="wrap" fo:background-color="#E6E6E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thin solid #CDCDCD" style:vertical-align="top" fo:wrap-option="wrap" fo:background-color="#E6E6E6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7">
      <style:table-cell-properties fo:border="thin solid #CDCDCD" style:vertical-align="top" fo:background-color="#FFFFFF" style:cell-protect="protected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38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_1_-_Table_1" table:style-name="ta1">
        <table:shapes>
          <draw:frame draw:z-index="1" draw:id="id0" draw:style-name="a0" draw:name="Chart 1" svg:x="0.4047in" svg:y="6.2819in" svg:width="13.08488in" svg:height="8.5097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ce1"/>
        <table:table-column table:style-name="co5" table:number-columns-repeated="15360" table:default-cell-style-name="ce1"/>
        <table:table-row table:style-name="ro1">
          <table:table-cell table:number-columns-repeated="11" table:style-name="ce2"/>
          <table:table-cell table:number-columns-repeated="16373"/>
        </table:table-row>
        <table:table-row table:number-rows-repeated="3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style-name="ro2">
          <table:table-cell table:style-name="ce4"/>
          <table:table-cell office:value-type="string" table:style-name="ce6">
            <text:p>Núcleos</text:p>
          </table:table-cell>
          <table:table-cell office:value-type="string" table:style-name="ce6">
            <text:p>Tempo de Execução (s)</text:p>
          </table:table-cell>
          <table:table-cell office:value-type="string" table:style-name="ce6">
            <text:p>Speed-Up</text:p>
          </table:table-cell>
          <table:table-cell office:value-type="string" table:style-name="ce6">
            <text:p>Speed-Up Ideal</text:p>
          </table:table-cell>
          <table:table-cell office:value-type="string" table:style-name="ce6">
            <text:p>Eficiência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1" table:style-name="ce7">
            <text:p>1</text:p>
          </table:table-cell>
          <table:table-cell office:value-type="float" office:value="201.1" table:style-name="ce8">
            <text:p>201.1</text:p>
          </table:table-cell>
          <table:table-cell office:value-type="float" office:value="1" table:style-name="ce9">
            <text:p>1.0</text:p>
          </table:table-cell>
          <table:table-cell office:value-type="float" office:value="1" table:style-name="ce10">
            <text:p>1</text:p>
          </table:table-cell>
          <table:table-cell office:value-type="float" office:value="1" table:formula="of:=([.D6]/[.B6])" table:style-name="ce9">
            <text:p>1.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2" table:style-name="ce7">
            <text:p>2</text:p>
          </table:table-cell>
          <table:table-cell office:value-type="float" office:value="61.3" table:style-name="ce8">
            <text:p>61.3</text:p>
          </table:table-cell>
          <table:table-cell office:value-type="float" office:value="3.2805872756933114" table:formula="of:=([.C6]/[.C7])" table:style-name="ce9">
            <text:p>3.3</text:p>
          </table:table-cell>
          <table:table-cell office:value-type="float" office:value="2" table:style-name="ce10">
            <text:p>2</text:p>
          </table:table-cell>
          <table:table-cell office:value-type="float" office:value="1.6402936378466557" table:formula="of:=([.D7]/[.B7])" table:style-name="ce9">
            <text:p>1.6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4" table:style-name="ce7">
            <text:p>4</text:p>
          </table:table-cell>
          <table:table-cell office:value-type="float" office:value="19.3" table:style-name="ce8">
            <text:p>19.3</text:p>
          </table:table-cell>
          <table:table-cell office:value-type="float" office:value="10.419689119170984" table:formula="of:=([.C6]/[.C8])" table:style-name="ce9">
            <text:p>10.4</text:p>
          </table:table-cell>
          <table:table-cell office:value-type="float" office:value="4" table:style-name="ce10">
            <text:p>4</text:p>
          </table:table-cell>
          <table:table-cell office:value-type="float" office:value="2.604922279792746" table:formula="of:=([.D8]/[.B8])" table:style-name="ce9">
            <text:p>2.6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6" table:style-name="ce7">
            <text:p>6</text:p>
          </table:table-cell>
          <table:table-cell office:value-type="float" office:value="11.4" table:style-name="ce8">
            <text:p>11.4</text:p>
          </table:table-cell>
          <table:table-cell office:value-type="float" office:value="17.640350877192983" table:formula="of:=([.C6]/[.C9])" table:style-name="ce9">
            <text:p>17.6</text:p>
          </table:table-cell>
          <table:table-cell office:value-type="float" office:value="6" table:style-name="ce10">
            <text:p>6</text:p>
          </table:table-cell>
          <table:table-cell office:value-type="float" office:value="2.9400584795321638" table:formula="of:=([.D9]/[.B9])" table:style-name="ce9">
            <text:p>2.9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8" table:style-name="ce7">
            <text:p>8</text:p>
          </table:table-cell>
          <table:table-cell office:value-type="float" office:value="10.8" table:style-name="ce8">
            <text:p>10.8</text:p>
          </table:table-cell>
          <table:table-cell office:value-type="float" office:value="18.62037037037037" table:formula="of:=([.C6]/[.C10])" table:style-name="ce9">
            <text:p>18.6</text:p>
          </table:table-cell>
          <table:table-cell office:value-type="float" office:value="8" table:style-name="ce10">
            <text:p>8</text:p>
          </table:table-cell>
          <table:table-cell office:value-type="float" office:value="2.3275462962962963" table:formula="of:=([.D10]/[.B10])" table:style-name="ce9">
            <text:p>2.3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table:number-columns-repeated="5" table:style-name="ce8"/>
          <table:table-cell table:number-columns-repeated="5" table:style-name="ce5"/>
          <table:table-cell table:number-columns-repeated="16373"/>
        </table:table-row>
        <table:table-row table:number-rows-repeated="11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number-rows-repeated="1048553" table:style-name="ro4">
          <table:table-cell table:number-columns-repeated="16384"/>
        </table:table-row>
      </table:table>
      <table:named-expressions>
        <table:named-expression table:name="__shared_1_0_0" table:expression="of:=&quot;(#REF!/#REF!)&quot;" table:base-cell-address="Sheet_1_-_Tabl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decimal-places="0" number:min-decimal-places="0" number:min-integer-digits="1"/>
    </number:number-style>
    <number:number-style style:name="N37" number:language="en" number:country="US">
      <number:number number:min-integer-digits="1"/>
    </number:number-style>
    <number:number-style style:name="N38">
      <number:number number:decimal-places="1" number:min-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to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top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top" fo:background-color="transparent"/>
      <style:text-properties fo:color="#000000" style:font-name="Helvetica Neue" style:font-name-asian="Helvetica Neue" style:font-name-complex="Helvetica Neue" fo:font-size="11pt" style:font-size-asian="11pt" style:font-size-complex="11pt"/>
    </style:style>
    <style:style style:name="Result" style:family="table-cell" style:data-style-name="N0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03</meta:generator>
    <dc:creator>Matheus</dc:creator>
    <meta:creation-date>2013-10-23T12:26:45Z</meta:creation-date>
    <dc:date>2025-12-11T17:49:56Z</dc: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number:number-style style:name="N39" number:language="en" number:country="US">
      <number:number number:min-integer-digits="1"/>
    </number:number-style>
    <style:style style:family="chart" style:name="Crt0">
      <style:chart-properties chart:three-dimensional="false" chart:deep="false" chart:symbol-type="named-symbol" chart:symbol-name="diamond" chart:symbol-width="0.13889in" chart:symbol-height="0.13889in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diamond" chart:symbol-width="0.13889in" chart:symbol-height="0.13889in" chart:vertical="false" chart:connect-bars="false" chart:solid-type="cuboid" chart:stacked="false" chart:percentage="false"/>
      <style:graphic-properties draw:fill="solid" draw:fill-color="#e7a03c" draw:opacity="100%" draw:stroke="none"/>
    </style:style>
    <style:style style:family="chart" style:name="Wal0">
      <style:graphic-properties draw:fill="none" draw:stroke="solid" svg:stroke-width="0.02795in" svg:stroke-color="#000000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19444in" chart:symbol-height="0.19444in" chart:connect-bars="false" chart:solid-type="cuboid" chart:stacked="false" chart:percentage="false"/>
      <style:graphic-properties draw:fill="none" draw:stroke="solid" svg:stroke-width="0.04173in" svg:stroke-color="#2e578b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amed-symbol" chart:symbol-name="circle" chart:symbol-width="0.19444in" chart:symbol-height="0.19444in" chart:connect-bars="false" chart:solid-type="cuboid" chart:stacked="false" chart:percentage="false"/>
      <style:graphic-properties draw:fill="none" draw:stroke="solid" svg:stroke-width="0.04173in" svg:stroke-color="#5d9548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3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90" chart:overlap="-10" chart:link-data-style-to-source="true" chart:visible="true" chart:logarithmic="false" chart:maximum="1" chart:minimum="0" chart:origin="0" chart:interval-major="0.25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7847in" style:font-size-asian="0.17847in" style:font-size-complex="0.1784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2795in" svg:stroke-color="#000000" svg:stroke-opacity="100%"/>
    </style:style>
    <style:style style:family="chart" style:name="Axs1" style:data-style-name="N39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6">
      <style:chart-properties chart:gap-width="90" chart:overlap="-10" chart:link-data-style-to-source="true" chart:visible="true" chart:logarithmic="false" chart:maximum="16" chart:minimum="0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612.7033858267716pt" svg:width="942.111338582677pt" chart:style-name="Crt0">
        <chart:title svg:x="302.4222047244094pt" svg:y="16.57425196850394pt" chart:style-name="CT00">
          <text:p text:style-name="a0" text:class-names="" text:cond-style-name="">Aplicação / Máquina</text:p>
        </chart:title>
        <chart:legend svg:x="227.1623622047244pt" svg:y="535.4402362204724pt" chart:style-name="Lgnd"/>
        <chart:plot-area svg:x="56.96818897637795pt" svg:y="48.67543307086614pt" svg:width="784.243464566929pt" svg:height="484.4790551181102pt" chart:style-name="Plt0">
          <chart:axis chart:dimension="y" chart:name="primary-y" chart:style-name="Axs0">
            <chart:title svg:x="847.2956692913385pt" svg:y="226.8027559055118pt" chart:style-name="AT00">
              <text:p text:style-name="a1" text:class-names="" text:cond-style-name="">Eficiência</text:p>
            </chart:title>
          </chart:axis>
          <chart:axis chart:dimension="x" chart:name="primary-x" chart:style-name="Axs1">
            <chart:categories table:cell-range-address="Sheet_1_-_Table_1.$B$6:.$B$10"/>
          </chart:axis>
          <chart:axis chart:dimension="y" chart:name="secondary-y" chart:style-name="Axs2">
            <chart:title svg:x="9.79755905511811pt" svg:y="170.7250393700787pt" chart:style-name="AT02">
              <text:p text:style-name="a2" text:class-names="" text:cond-style-name="">Fator de Aceleração</text:p>
            </chart:title>
          </chart:axis>
          <chart:axis chart:dimension="x" chart:name="secondary-X" chart:style-name="Axs3">
            <chart:title svg:x="402.8475590551181pt" svg:y="536.3322834645669pt" chart:style-name="AT03">
              <text:p text:style-name="a3" text:class-names="" text:cond-style-name="">Núcleos</text:p>
            </chart:title>
          </chart:axis>
          <chart:series chart:label-cell-address="Sheet_1_-_Table_1.$F$5" chart:values-cell-range-address="Sheet_1_-_Table_1.$F$6:.$F$10" chart:class="chart:bar" chart:attached-axis="primary-y" chart:style-name="G0S0">
            <chart:data-point chart:repeated="5"/>
          </chart:series>
          <chart:series chart:label-cell-address="Sheet_1_-_Table_1.$D$5" chart:values-cell-range-address="Sheet_1_-_Table_1.$D$6:.$D$10" chart:class="chart:line" chart:attached-axis="secondary-y" chart:style-name="G1S0">
            <chart:data-point chart:repeated="5"/>
          </chart:series>
          <chart:series chart:label-cell-address="Sheet_1_-_Table_1.$E$5" chart:values-cell-range-address="Sheet_1_-_Table_1.$E$6:.$E$10" chart:class="chart:line" chart:attached-axis="secondary-y" chart:style-name="G1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